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8A273588ED13F6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7.648cm" fo:margin-left="-0.859cm" table:align="left" style:writing-mode="lr-tb"/>
    </style:style>
    <style:style style:name="Tabulka1.A" style:family="table-column">
      <style:table-column-properties style:column-width="3.942cm"/>
    </style:style>
    <style:style style:name="Tabulka1.B" style:family="table-column">
      <style:table-column-properties style:column-width="13.70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Liberation Sans2" fo:font-size="9pt" style:font-size-asian="9pt" style:font-size-complex="9pt"/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55425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 fo:text-align="start" style:justify-single-word="false"/>
      <style:text-properties officeooo:paragraph-rsid="00487a75"/>
    </style:style>
    <style:style style:name="P1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8" style:family="paragraph" style:parent-style-name="Table_20_Contents">
      <style:text-properties officeooo:rsid="0041ddd4" officeooo:paragraph-rsid="0041ddd4"/>
    </style:style>
    <style:style style:name="P19" style:family="paragraph" style:parent-style-name="Table_20_Contents">
      <style:text-properties officeooo:paragraph-rsid="00479273"/>
    </style:style>
    <style:style style:name="P20" style:family="paragraph" style:parent-style-name="Table_20_Contents">
      <style:text-properties officeooo:paragraph-rsid="001a5680"/>
    </style:style>
    <style:style style:name="P21" style:family="paragraph" style:parent-style-name="Table_20_Contents">
      <style:text-properties officeooo:rsid="00487a75" officeooo:paragraph-rsid="00487a75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3" style:family="paragraph" style:parent-style-name="Heading" style:master-page-name="Standard">
      <style:paragraph-properties fo:margin-top="0cm" fo:margin-bottom="1cm" loext:contextual-spacing="false" fo:text-align="center" style:justify-single-word="false" style:page-number="auto"/>
      <style:text-properties fo:background-color="transparent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paragraph-rsid="00487a75" style:font-weight-asian="bold" style:font-weight-complex="bold"/>
    </style:style>
    <style:style style:name="P25" style:family="paragraph" style:parent-style-name="Table_20_Contents" style:list-style-name="L1">
      <style:text-properties fo:font-size="10pt" officeooo:rsid="00487a75" officeooo:paragraph-rsid="00487a75" style:font-size-asian="10pt" style:font-size-complex="10pt"/>
    </style:style>
    <style:style style:name="T1" style:family="text"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000000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2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1155cc" style:font-name="Liberation Sans2" fo:font-size="9pt" fo:letter-spacing="normal" fo:font-style="normal" fo:font-weight="normal" officeooo:rsid="00459c9f" style:font-size-asian="9pt" style:font-size-complex="9pt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9b1c" fo:background-color="transparent" loext:char-shading-value="0"/>
    </style:style>
    <style:style style:name="T14" style:family="text">
      <style:text-properties officeooo:rsid="00455425" fo:background-color="transparent" loext:char-shading-value="0"/>
    </style:style>
    <style:style style:name="T15" style:family="text">
      <style:text-properties officeooo:rsid="00487a75" fo:background-color="transparent" loext:char-shading-value="0"/>
    </style:style>
    <style:style style:name="T16" style:family="text">
      <style:text-properties officeooo:rsid="001a5680"/>
    </style:style>
    <style:style style:name="T17" style:family="text">
      <style:text-properties officeooo:rsid="001d9b1c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3c4ff4"/>
    </style:style>
    <style:style style:name="T21" style:family="text">
      <style:text-properties officeooo:rsid="0043daa3"/>
    </style:style>
    <style:style style:name="T22" style:family="text">
      <style:text-properties officeooo:rsid="00455425"/>
    </style:style>
    <style:style style:name="T23" style:family="text">
      <style:text-properties officeooo:rsid="00487a75"/>
    </style:style>
    <style:style style:name="T24" style:family="text">
      <style:text-properties officeooo:rsid="00495b6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1">:</text:span></text:p>
          </table:table-cell>
          <table:table-cell table:style-name="Tabulka1.A1" office:value-type="string">
            <text:p text:style-name="P24">Česká pirátská strana, </text:p>
            <text:p text:style-name="P16">organizační složka: <text:span text:style-name="T23">Republikové předsednictvo</text:span></text:p>
            <text:p text:style-name="P15">z<text:span text:style-name="T16">a</text:span>st<text:span text:style-name="T16">o</text:span>up<text:span text:style-name="T16">ena</text:span>: <text:span text:style-name="T23">Olga Richterová, 1. místopředsedkyně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Dodavatel</text:span><text:span text:style-name="T11">:</text:span></text:p>
          </table:table-cell>
          <table:table-cell table:style-name="Tabulka1.A1" office:value-type="string">
            <text:p text:style-name="P20"><text:span text:style-name="T16">Jméno</text:span>: Šárka Altmanová</text:p>
            <text:p text:style-name="P17"><text:span text:style-name="T21">IČO</text:span>: <text:span text:style-name="T23">01241087</text:span> <text:s text:c="3"/><text:span text:style-name="T21">místo podnikání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21">Asistent republikového předsednictva</text:p>
            <text:list xml:id="list7585810391249835151" text:style-name="L1">
              <text:list-item>
                <text:p text:style-name="P25">veškerá administrativní agenda republikového předsednictva Pirátské strany</text:p>
              </text:list-item>
              <text:list-item>
                <text:p text:style-name="P25">příprava agendy jednání republikového předsednictva, tvorba zápisů z jednání</text:p>
              </text:list-item>
              <text:list-item>
                <text:p text:style-name="P25">kontrola plnění úkolů odbory, příprava schůzek a rešerší</text:p>
              </text:list-item>
              <text:list-item>
                <text:p text:style-name="P25">příprava výběrových řízení, jednání s dodavateli, publikování smluv, organizace akcí</text:p>
              </text:list-item>
              <text:list-item>
                <text:p text:style-name="P25">koordinace činností republikového předsednictva s dalšími orgány Pirátské strany, např. republikovým výborem a týmy podřízenými republikovému předsednictvu</text:p>
              </text:list-item>
              <text:list-item>
                <text:p text:style-name="P25">vedení spisové služby republikového předsednictva</text:p>
              </text:list-item>
              <text:list-item>
                <text:p text:style-name="P25">zajištění newsletterů, případně podkladů dle zvláštního zadání (např. pro mediální</text:p>
              </text:list-item>
              <text:list-item>
                <text:p text:style-name="P25">činnost a vnitrostranickou komunikaci republikového předsednictva)</text:p>
              </text:list-item>
            </text:list>
          </table:table-cell>
        </table:table-row>
        <table:table-row table:style-name="Tabulka1.1">
          <table:table-cell table:style-name="Tabulka1.A1" office:value-type="string">
            <text:p text:style-name="P10">Časov<text:span text:style-name="T21">ý </text:span>náročnost<text:span text:style-name="T11">:</text:span></text:p>
          </table:table-cell>
          <table:table-cell table:style-name="Tabulka1.A1" office:value-type="string">
            <text:p text:style-name="Table_20_Contents">Odhad: <text:span text:style-name="T23">40</text:span>h <text:span text:style-name="T17">týdně </text:span>(slovy: <text:span text:style-name="T24">čtyřicet</text:span>hodin)</text:p>
            <text:p text:style-name="P19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Smluvní typ</text:span>:</text:p>
          </table:table-cell>
          <table:table-cell table:style-name="Tabulka1.A1" office:value-type="string">
            <text:p text:style-name="P18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Odměna</text:span>:</text:p>
          </table:table-cell>
          <table:table-cell table:style-name="Tabulka1.A1" office:value-type="string">
            <text:p text:style-name="P14">• paušální odměna <text:span text:style-name="T23">30.000,-</text:span>Kč měsíčně </text:p>
            <text:p text:style-name="P14">• úkolová odměna: až <text:span text:style-name="T20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8">Termín provedení</text:span>:</text:p>
          </table:table-cell>
          <table:table-cell table:style-name="Tabulka1.A1" office:value-type="string">
            <text:p text:style-name="P13"><text:s/><text:span text:style-name="T18">Od 01-03-2018 na dobu neurčitou</text:span></text:p>
          </table:table-cell>
        </table:table-row>
      </table:table>
      <text:p text:style-name="P8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7">Praze</text:span> dne <text:span text:style-name="T19">01.03.2018</text:span></text:p>
      <text:p text:style-name="P7">Za zadavatele: <text:tab/><text:tab/><text:tab/>Za dodavatele: </text:p>
      <text:p text:style-name="P9"><text:span text:style-name="T15">Olga Richterová</text:span><text:span text:style-name="T14"> <text:s text:c="3"/><text:tab/></text:span><text:span text:style-name="T13"><text:tab/><text:tab/></text:span>Šárka Altmanová</text:p>
      <text:p text:style-name="P7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style:font-name="Liberation Sans2" fo:font-size="9pt" style:font-size-asian="9pt" style:font-size-complex="9pt"/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2" fo:font-size="9pt" fo:letter-spacing="normal" fo:font-style="normal" fo:font-weight="normal" style:font-size-asian="9pt" style:font-size-complex="9pt"/>
    </style:style>
    <style:style style:name="MT2" style:family="text">
      <style:text-properties fo:font-variant="normal" fo:text-transform="none" fo:color="#1155cc" style:font-name="Liberation Sans2" fo:font-size="9pt" fo:letter-spacing="normal" fo:font-style="normal" fo:font-weight="normal" officeooo:rsid="00459c9f" style:font-size-asian="9pt" style:font-size-complex="9pt"/>
    </style:style>
    <style:style style:name="MT3" style:family="text">
      <style:text-properties fo:font-variant="normal" fo:text-transform="none" fo:color="#1155cc" style:font-name="Liberation Sans2" fo:font-size="9pt" fo:letter-spacing="normal" fo:font-style="normal" fo:font-weight="normal" style:font-size-asian="9pt" style:font-size-complex="9pt"/>
    </style:style>
    <style:style style:name="MT4" style:family="text">
      <style:text-properties fo:font-variant="normal" fo:text-transform="none" fo:color="#000000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226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1.92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-1cm" svg:width="5.666cm" svg:height="2.346cm" draw:z-index="0"><draw:image xlink:href="Pictures/100002010000044A000001C78A273588ED13F63C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4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9T14:30:06.572145134</dc:date>
    <meta:editing-cycles>131</meta:editing-cycles>
    <meta:editing-duration>P24DT14H28M40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41" meta:word-count="268" meta:character-count="2089" meta:non-whitespace-character-count="1850"/>
    <meta:user-defined meta:name="Informace 1"/>
    <meta:user-defined meta:name="Informace 2"/>
    <meta:user-defined meta:name="Informace 3"/>
    <meta:user-defined meta:name="Informace 4"/>
  </office:meta>
</office:document-meta>
</file>